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b3b3b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-color="#0000cc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xml:id="id1" draw:id="id1" draw:layer="layout" svg:width="15.239cm" svg:height="7.619cm" svg:x="1cm" svg:y="1cm" svg:viewBox="0 0 15240 7620" draw:points="0,7620 0,0 15240,0 15240,7620">
          <text:p/>
        </draw:polygon>
        <draw:connector draw:style-name="gr2" draw:text-style-name="P1" draw:layer="layout" draw:type="line" svg:x1="8.62cm" svg:y1="1cm" svg:x2="8.62cm" svg:y2="1cm" draw:start-shape="id1" draw:end-shape="id1" svg:d="M8620 1000z" svg:viewBox="0 0 1 1">
          <text:p/>
        </draw:connector>
        <draw:line draw:style-name="gr3" draw:text-style-name="P1" draw:layer="layout" svg:x1="1cm" svg:y1="1cm" svg:x2="8.62cm" svg:y2="4.81cm">
          <text:p/>
        </draw:line>
        <draw:line draw:style-name="gr3" draw:text-style-name="P1" draw:layer="layout" svg:x1="1cm" svg:y1="8.62cm" svg:x2="8.62cm" svg:y2="4.81cm">
          <text:p/>
        </draw:line>
        <draw:line draw:style-name="gr3" draw:text-style-name="P1" draw:layer="layout" svg:x1="8.62cm" svg:y1="4.81cm" svg:x2="16.24cm" svg:y2="1cm">
          <text:p/>
        </draw:line>
        <draw:line draw:style-name="gr3" draw:text-style-name="P1" draw:layer="layout" svg:x1="8.62cm" svg:y1="4.81cm" svg:x2="16.24cm" svg:y2="8.62cm">
          <text:p/>
        </draw:line>
        <draw:custom-shape draw:style-name="gr4" draw:text-style-name="P1" draw:layer="layout" svg:width="0.457cm" svg:height="0.457cm" svg:x="8.366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57cm" svg:height="0.457cm" svg:x="0.797cm" svg:y="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57cm" svg:height="0.457cm" svg:x="16.03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57cm" svg:height="0.457cm" svg:x="15.986cm" svg:y="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57cm" svg:height="0.457cm" svg:x="0.79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2:21:42</meta:creation-date>
    <dc:date>2015-02-28T12:14:34.591213463</dc:date>
    <meta:editing-duration>PT2M16S</meta:editing-duration>
    <meta:editing-cycles>4</meta:editing-cycles>
    <meta:generator>LibreOffice/4.2.7.2$Linux_X86_64 LibreOffice_project/420m0$Build-2</meta:generator>
    <dc:creator>xi </dc:creator>
    <meta:document-statistic meta:object-count="11"/>
  </office:meta>
</office:document-meta>
</file>